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portal.bsum.edu.ng/payments/" office:target-frame-name="_top" xlink:show="replace"><text:span text:style-name="Hyperlink">https://portal.bsum.edu.ng/payments/</text:span></text:a></text:p>
      <text:p text:style-name="Normal"><text:a xlink:href="https://portal.bsum.edu.ng/applications/utmeScreening.jsp" office:target-frame-name="_top" xlink:show="replace"><text:span text:style-name="Hyperlink">https://portal.bsum.edu.ng/applications/utmeScreening.jsp</text:span></text:a></text:p>
      <text:p text:style-name="Normal"/>
      <text:p text:style-name="Normal"><text:a xlink:href="https://portal.bsum.edu.ng/listOfApprovedBanks.jsp" office:target-frame-name="_top" xlink:show="replace"><text:span text:style-name="Hyperlink">https://portal.bsum.edu.ng/listOfApprovedBanks.jsp</text:span></text:a></text:p>
      <text:p text:style-name="Normal"><text:a xlink:href="https://bsum.edu.ng/w3/index.php" office:target-frame-name="_top" xlink:show="replace"><text:span text:style-name="Hyperlink">https://bsum.edu.ng/w3/index.php</text:span></text:a></text:p>
      <text:p text:style-name="Normal"><text:a xlink:href="https://bsum.edu.ng/w3/dwnloads/BSU_PG_HAND_BOOK.pdf" office:target-frame-name="_top" xlink:show="replace"><text:span text:style-name="Hyperlink">https://bsum.edu.ng/w3/dwnloads/BSU_PG_HAND_BOOK.pdf</text:span></text:a></text:p>
      <text:p text:style-name="Normal"><text:a xlink:href="https://portal.bsum.edu.ng/postGraduate.jsp" office:target-frame-name="_top" xlink:show="replace"><text:span text:style-name="Hyperlink">https://portal.bsum.edu.ng/postGraduate.jsp</text:span></text:a></text:p>
      <text:p text:style-name="Normal"><text:a xlink:href="https://bsum.edu.ng/w3/pgAdm2016_2017.php" office:target-frame-name="_top" xlink:show="replace"><text:span text:style-name="Hyperlink">https://bsum.edu.ng/w3/pgAdm2016_2017.php</text:span></text:a></text:p>
      <text:p text:style-name="Normal"><text:a xlink:href="https://bsum.edu.ng/w3/index.php" office:target-frame-name="_top" xlink:show="replace"><text:span text:style-name="Hyperlink">https://bsum.edu.ng/w3/index.php</text:span></text:a></text:p>
      <text:p text:style-name="Normal"><text:a xlink:href="https://bsum.edu.ng/w3/gst.php" office:target-frame-name="_top" xlink:show="replace"><text:span text:style-name="Hyperlink">https://bsum.edu.ng/w3/gst.php</text:span></text:a></text:p>
      <text:p text:style-name="Normal"><text:a xlink:href="https://bsum.edu.ng/w3/acc_calendar.php" office:target-frame-name="_top" xlink:show="replace"><text:span text:style-name="Hyperlink">https://bsum.edu.ng/w3/acc_calendar.php</text:span></text:a></text:p>
      <text:p text:style-name="Normal"><text:a xlink:href="https://portal.bsum.edu.ng/payments/payonline.jsp" office:target-frame-name="_top" xlink:show="replace"><text:span text:style-name="Hyperlink">https://portal.bsum.edu.ng/payments/payonline.jsp</text:span></text:a></text:p>
      <text:p text:style-name="Normal">https://bsum.edu.ng/w3/brief_history.ph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7T16:20:00Z</meta:creation-date>
    <dc:date>2022-04-27T16:20:00Z</dc:date>
    <meta:template xlink:href="Normal.dotm" xlink:type="simple"/>
    <meta:editing-cycles>13</meta:editing-cycles>
    <meta:editing-duration>PT420S</meta:editing-duration>
    <meta:document-statistic meta:page-count="1" meta:paragraph-count="2" meta:word-count="173" meta:character-count="1160" meta:row-count="8" meta:non-whitespace-character-count="989"/>
  </office:meta>
</office:document-meta>
</file>